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2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ff" loext:opacity="100%" style:font-name="Consolas1" fo:font-size="9.5pt" style:font-size-asian="9.5pt"/>
    </style:style>
    <style:style style:name="P2" style:family="paragraph" style:parent-style-name="Standard">
      <style:text-properties fo:color="#0000ff" loext:opacity="100%" style:font-name="Consolas1" fo:font-size="9.5pt" officeooo:rsid="00065b5f" officeooo:paragraph-rsid="00065b5f" style:font-size-asian="9.5pt"/>
    </style:style>
    <style:style style:name="P3" style:family="paragraph" style:parent-style-name="Standard">
      <style:text-properties fo:color="#0000ff" loext:opacity="100%" style:font-name="Consolas1" fo:font-size="9.5pt" officeooo:rsid="0009de09" officeooo:paragraph-rsid="0009de09" style:font-size-asian="9.5pt"/>
    </style:style>
    <style:style style:name="P4" style:family="paragraph" style:parent-style-name="Standard">
      <style:text-properties style:font-name="Consolas1"/>
    </style:style>
    <style:style style:name="P5" style:family="paragraph" style:parent-style-name="Standard">
      <style:text-properties style:font-name="Consolas1" officeooo:rsid="00065b5f" officeooo:paragraph-rsid="00065b5f"/>
    </style:style>
    <style:style style:name="P6" style:family="paragraph" style:parent-style-name="Standard">
      <style:text-properties fo:color="#000000" loext:opacity="100%" style:font-name="Consolas1" fo:font-size="14pt" fo:font-weight="bold" officeooo:rsid="0005a768" officeooo:paragraph-rsid="0005a768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loext:opacity="100%" style:font-name="Consolas1" fo:font-size="15pt" fo:font-weight="bold" officeooo:rsid="000b90ff" officeooo:paragraph-rsid="000b90ff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000000" loext:opacity="100%" style:font-name="Consolas1" fo:font-size="20pt" fo:font-weight="bold" officeooo:rsid="0005a768" officeooo:paragraph-rsid="0005a768" style:font-size-asian="20pt" style:font-weight-asian="bold" style:font-size-complex="20pt" style:font-weight-complex="bold"/>
    </style:style>
    <style:style style:name="T1" style:family="text">
      <style:text-properties fo:color="#0000ff" loext:opacity="100%" style:font-name="Consolas" style:font-name-complex="Consolas2"/>
    </style:style>
    <style:style style:name="T2" style:family="text">
      <style:text-properties fo:color="#0000ff" loext:opacity="100%" fo:font-size="9.5pt" style:font-size-asian="9.5pt"/>
    </style:style>
    <style:style style:name="T3" style:family="text">
      <style:text-properties fo:color="#0000ff" loext:opacity="100%" fo:font-size="9.5pt" officeooo:rsid="0009de09" style:font-size-asian="9.5pt"/>
    </style:style>
    <style:style style:name="T4" style:family="text">
      <style:text-properties fo:color="#a31515" loext:opacity="100%" fo:font-size="9.5pt" style:font-size-asian="9.5pt"/>
    </style:style>
    <style:style style:name="T5" style:family="text">
      <style:text-properties fo:color="#ff0000" loext:opacity="100%" fo:font-size="9.5pt" style:font-size-asian="9.5pt"/>
    </style:style>
    <style:style style:name="T6" style:family="text">
      <style:text-properties fo:color="#000000" loext:opacity="100%"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textMenüs</text:p>
      <text:p text:style-name="P6"/>
      <text:p text:style-name="P7"><text:span text:style-name="T1">Klasse </text:span>MainWindow</text:p>
      <text:p text:style-name="P1"/>
      <text:p text:style-name="P4"><text:span text:style-name="T2">&lt;</text:span><text:span text:style-name="T4">Button</text:span><text:span text:style-name="T5"> Content</text:span><text:span text:style-name="T2">="Actions"</text:span><text:span text:style-name="T5"> Width</text:span><text:span text:style-name="T2">="50"</text:span><text:span text:style-name="T5"> HorizontalAlignment</text:span><text:span text:style-name="T2">="Left"</text:span><text:span text:style-name="T5"> Background</text:span><text:span text:style-name="T2">="MintCream"&gt;</text:span></text:p>
      <text:p text:style-name="P4"><text:span text:style-name="T6"><text:s text:c="16"/></text:span><text:span text:style-name="T2">&lt;</text:span><text:span text:style-name="T4">Button.ContextMenu</text:span><text:span text:style-name="T2">&gt;</text:span></text:p>
      <text:p text:style-name="P4"><text:span text:style-name="T6"><text:s text:c="20"/></text:span><text:span text:style-name="T2">&lt;</text:span><text:span text:style-name="T4">ContextMenu</text:span><text:span text:style-name="T2">&gt;</text:span></text:p>
      <text:p text:style-name="P4"><text:span text:style-name="T6"><text:s text:c="24"/></text:span><text:span text:style-name="T2">&lt;</text:span><text:span text:style-name="T4">MenuItem</text:span><text:span text:style-name="T5"> Header</text:span><text:span text:style-name="T2">="Hinzufügen"</text:span><text:span text:style-name="T5"> Click</text:span><text:span text:style-name="T2">="addGameButton_click" /&gt;</text:span></text:p>
      <text:p text:style-name="P4"><text:span text:style-name="T6"><text:s text:c="24"/></text:span><text:span text:style-name="T2">&lt;</text:span><text:span text:style-name="T4">MenuItem</text:span><text:span text:style-name="T5"> Header</text:span><text:span text:style-name="T2">="Refresh"</text:span><text:span text:style-name="T5"> Click</text:span><text:span text:style-name="T2">="Refresh_Click" /&gt;</text:span></text:p>
      <text:p text:style-name="P4"><text:span text:style-name="T6"><text:s text:c="24"/></text:span><text:span text:style-name="T2">&lt;</text:span><text:span text:style-name="T4">MenuItem</text:span><text:span text:style-name="T5"> Header</text:span><text:span text:style-name="T2">="Hilfe"</text:span><text:span text:style-name="T5"> Click</text:span><text:span text:style-name="T2">="helpButton_click" /&gt;</text:span></text:p>
      <text:p text:style-name="P4"><text:span text:style-name="T6"><text:s text:c="24"/></text:span><text:span text:style-name="T2">&lt;</text:span><text:span text:style-name="T4">Separator</text:span><text:span text:style-name="T2"> /&gt;</text:span></text:p>
      <text:p text:style-name="P4"><text:span text:style-name="T6"><text:s text:c="24"/></text:span><text:span text:style-name="T2">&lt;</text:span><text:span text:style-name="T4">MenuItem</text:span><text:span text:style-name="T5"> Header</text:span><text:span text:style-name="T2">="Ausgewähltes Game löschen"</text:span><text:span text:style-name="T5"> <text:tab/><text:tab/><text:tab/><text:tab/><text:tab/><text:tab/><text:tab/>Click</text:span><text:span text:style-name="T2">="löschenButton_click" /&gt;</text:span></text:p>
      <text:p text:style-name="P4"><text:span text:style-name="T6"><text:s text:c="20"/></text:span><text:span text:style-name="T2">&lt;/</text:span><text:span text:style-name="T4">ContextMenu</text:span><text:span text:style-name="T2">&gt;</text:span></text:p>
      <text:p text:style-name="P4"><text:span text:style-name="T6"><text:s text:c="16"/></text:span><text:span text:style-name="T2">&lt;/</text:span><text:span text:style-name="T4">Button.ContextMenu</text:span><text:span text:style-name="T2">&gt;</text:span></text:p>
      <text:p text:style-name="P4"><text:span text:style-name="T6"><text:s/></text:span><text:span text:style-name="T2">&lt;/</text:span><text:span text:style-name="T4">Button</text:span><text:span text:style-name="T2">&gt;</text:span></text:p>
      <text:p text:style-name="P1"/>
      <text:p text:style-name="P1"/>
      <text:p text:style-name="P5"><text:span text:style-name="T2">ContextMenu öffnet sich mit Rechts-Klick im Hauptfenste</text:span><text:span text:style-name="T3">r (diverse Aktionen).</text:span></text:p>
      <text:p text:style-name="P2"/>
      <text:p text:style-name="P2">---------------</text:p>
      <text:p text:style-name="P2"/>
      <text:p text:style-name="P7"><text:span text:style-name="T1">Klasse </text:span>Liste</text:p>
      <text:p text:style-name="P7"/>
      <text:p text:style-name="P5"><text:span text:style-name="T2">&lt;</text:span><text:span text:style-name="T4">DataGrid</text:span><text:span text:style-name="T5"> x</text:span><text:span text:style-name="T2">:</text:span><text:span text:style-name="T5">Name</text:span><text:span text:style-name="T2">="DataGridGame"</text:span><text:span text:style-name="T5"> Grid.Row</text:span><text:span text:style-name="T2">="1"</text:span><text:span text:style-name="T6"> </text:span><text:span text:style-name="T5"><text:s/>ColumnWidth</text:span><text:span text:style-name="T2">="*"</text:span><text:span text:style-name="T5"> IsReadOnly</text:span><text:span text:style-name="T2">="True"</text:span><text:span text:style-name="T5"> MouseDoubleClick</text:span><text:span text:style-name="T2">="DataGridGame_MouseDoubleClick"</text:span><text:span text:style-name="T6"> </text:span><text:span text:style-name="T5"><text:s/>x</text:span><text:span text:style-name="T2">:</text:span><text:span text:style-name="T5">FieldModifier</text:span><text:span text:style-name="T2">="public"</text:span><text:span text:style-name="T5"> KeyDown</text:span><text:span text:style-name="T2">="DataGridGame_KeyDown"&gt;</text:span></text:p>
      <text:p text:style-name="P4"><text:span text:style-name="T6"><text:s text:c="12"/></text:span><text:span text:style-name="T2">&lt;</text:span><text:span text:style-name="T4">DataGrid.ContextMenu</text:span><text:span text:style-name="T2">&gt;</text:span></text:p>
      <text:p text:style-name="P4"><text:span text:style-name="T6"><text:s text:c="16"/></text:span><text:span text:style-name="T2">&lt;</text:span><text:span text:style-name="T4">ContextMenu</text:span><text:span text:style-name="T2">&gt;</text:span></text:p>
      <text:p text:style-name="P4"><text:span text:style-name="T6"><text:s text:c="20"/></text:span><text:span text:style-name="T2">&lt;</text:span><text:span text:style-name="T4">MenuItem</text:span><text:span text:style-name="T5"> x</text:span><text:span text:style-name="T2">:</text:span><text:span text:style-name="T5">Name</text:span><text:span text:style-name="T2">="menuItemDetails"</text:span><text:span text:style-name="T5"> Header</text:span><text:span text:style-name="T2">="Details anzeigen"</text:span><text:span text:style-name="T5"> <text:tab/><text:tab/><text:tab/><text:tab/><text:tab/><text:tab/>Click</text:span><text:span text:style-name="T2">="menuItemDetails_Click"&gt;&lt;/</text:span><text:span text:style-name="T4">MenuItem</text:span><text:span text:style-name="T2">&gt;</text:span></text:p>
      <text:p text:style-name="P4"><text:span text:style-name="T6"><text:s text:c="20"/></text:span><text:span text:style-name="T2">&lt;</text:span><text:span text:style-name="T4">MenuItem</text:span><text:span text:style-name="T5"> x</text:span><text:span text:style-name="T2">:</text:span><text:span text:style-name="T5">Name</text:span><text:span text:style-name="T2">="menuItemLöschen"</text:span><text:span text:style-name="T5"> Header</text:span><text:span text:style-name="T2">="Löschen"</text:span><text:span text:style-name="T5"> <text:tab/><text:tab/><text:tab/><text:tab/><text:tab/><text:tab/><text:tab/>Click</text:span><text:span text:style-name="T2">="menuItemLöschen_Click"&gt;&lt;/</text:span><text:span text:style-name="T4">MenuItem</text:span><text:span text:style-name="T2">&gt;</text:span></text:p>
      <text:p text:style-name="P4"><text:span text:style-name="T6"><text:s text:c="16"/></text:span><text:span text:style-name="T2">&lt;/</text:span><text:span text:style-name="T4">ContextMenu</text:span><text:span text:style-name="T2">&gt;</text:span></text:p>
      <text:p text:style-name="P4"><text:span text:style-name="T6"><text:s text:c="12"/></text:span><text:span text:style-name="T2">&lt;/</text:span><text:span text:style-name="T4">DataGrid.ContextMenu</text:span><text:span text:style-name="T2">&gt;</text:span></text:p>
      <text:p text:style-name="P5"><text:span text:style-name="T6"><text:s text:c="8"/></text:span><text:span text:style-name="T2">&lt;/</text:span><text:span text:style-name="T4">DataGrid</text:span><text:span text:style-name="T2">&gt;</text:span></text:p>
      <text:p text:style-name="P2"/>
      <text:p text:style-name="P3">ContextMenu öffnet sich bei Rechts-Klick aufs DataGrid (Auswahl zwischen Löschen und Details ansehen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2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editing-duration>PT14M17S</meta:editing-duration>
    <meta:editing-cycles>5</meta:editing-cycles>
    <dc:date>2021-04-07T18:26:48.409000000</dc:date>
    <meta:document-statistic meta:table-count="0" meta:image-count="0" meta:object-count="0" meta:page-count="1" meta:paragraph-count="25" meta:word-count="80" meta:character-count="1431" meta:non-whitespace-character-count="1056"/>
  </office:meta>
</office:document-meta>
</file>